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solid" draw:fill-color="#ff6600" draw:textarea-vertical-align="top" draw:auto-grow-height="false" fo:min-height="1.017cm" fo:min-width="3.34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1.53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cccccc" draw:textarea-vertical-align="top" draw:auto-grow-height="false" fo:min-height="1.545cm" fo:min-width="3.05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57cm" fo:min-width="3.81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solid" draw:fill-color="#72bf44" draw:textarea-vertical-align="top" draw:auto-grow-height="false" fo:min-height="1.017cm" fo:min-width="3.34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1.36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2.08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64cm" fo:min-width="1.945cm"/>
    </style:style>
    <style:style style:name="gr9" style:family="graphic" style:parent-style-name="standard">
      <style:graphic-properties draw:textarea-horizontal-align="justify" draw:textarea-vertical-align="middle" draw:auto-grow-height="false" fo:min-height="0.481cm" fo:min-width="1.888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1.888cm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solid" draw:fill-color="#ff6600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72bf44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g>
          <draw:custom-shape draw:name="CustomShape 4" draw:style-name="gr1" draw:text-style-name="P1" draw:layer="layout" svg:width="3.844cm" svg:height="1.266cm" svg:x="2.436cm" svg:y="6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" draw:text-style-name="P3" draw:layer="layout" svg:width="2.034cm" svg:height="0.874cm" svg:x="3.21cm" svg:y="6.395cm">
            <text:p text:style-name="P2"><text:span text:style-name="T1">JS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2" draw:style-name="gr3" draw:text-style-name="P4" draw:layer="layout" svg:width="5.029cm" svg:height="2.537cm" svg:x="9.6cm" svg:y="5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4" draw:text-style-name="P6" draw:layer="layout" svg:width="4.313cm" svg:height="2.406cm" svg:x="10.003cm" svg:y="6.188cm">
            <text:p text:style-name="P5"><text:span text:style-name="T2">msppg.p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4" draw:style-name="gr5" draw:text-style-name="P7" draw:layer="layout" svg:width="3.844cm" svg:height="1.266cm" svg:x="17.996cm" svg:y="2.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6" draw:text-style-name="P3" draw:layer="layout" svg:width="1.861cm" svg:height="0.874cm" svg:x="18.97cm" svg:y="2.775cm">
            <text:p text:style-name="P8"><text:span text:style-name="T1">C+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4" draw:style-name="gr5" draw:text-style-name="P7" draw:layer="layout" svg:width="3.844cm" svg:height="1.266cm" svg:x="17.996cm" svg:y="5.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7" draw:text-style-name="P3" draw:layer="layout" svg:width="2.582cm" svg:height="0.874cm" svg:x="18.87cm" svg:y="6.165cm">
            <text:p text:style-name="P8"><text:span text:style-name="T1">Pyth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4" draw:style-name="gr5" draw:text-style-name="P7" draw:layer="layout" svg:width="3.844cm" svg:height="1.266cm" svg:x="18.027cm" svg:y="9.3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6" draw:text-style-name="P3" draw:layer="layout" svg:width="1.861cm" svg:height="0.874cm" svg:x="19.001cm" svg:y="9.479cm">
            <text:p text:style-name="P8"><text:span text:style-name="T1">Jav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8" draw:text-style-name="P9" draw:layer="layout" svg:width="2.794cm" svg:height="1.778cm" svg:x="6.604cm" svg:y="5.996cm">
          <text:p/>
          <draw:enhanced-geometry svg:viewBox="0 0 21600 21600" draw:text-areas="0 ?f0 ?f5 ?f2" draw:type="right-arrow" draw:modifiers="13956.9230769231 6362.22596964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2.794cm" svg:height="1.778cm" draw:transform="rotate (0.71418872991608) translate (14.5cm 4.806cm)">
          <text:p/>
          <draw:enhanced-geometry svg:viewBox="0 0 21600 21600" draw:text-areas="0 ?f0 ?f5 ?f2" draw:type="right-arrow" draw:modifiers="13956.9230769231 6362.22596964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2.794cm" svg:height="1.778cm" svg:x="14.894cm" svg:y="5.688cm">
          <text:p/>
          <draw:enhanced-geometry svg:viewBox="0 0 21600 21600" draw:text-areas="0 ?f0 ?f5 ?f2" draw:type="right-arrow" draw:modifiers="13956.9230769231 6362.22596964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2.794cm" svg:height="1.778cm" draw:transform="rotate (0.71418872991608) translate (14.5cm 9.262cm)">
          <text:p/>
          <draw:enhanced-geometry svg:viewBox="0 0 21600 21600" draw:text-areas="0 ?f0 ?f5 ?f2" draw:mirror-vertical="true" draw:type="right-arrow" draw:modifiers="13956.9230769231 6362.22596964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meta:initial-creator>Levy, Simon</meta:initial-creator>
    <dc:language>en-US</dc:language>
    <dc:date>2021-03-18T22:25:03.819116620</dc:date>
    <meta:editing-cycles>48</meta:editing-cycles>
    <dc:title>PowerPoint Presentation</dc:title>
    <meta:editing-duration>PT1H42M48S</meta:editing-duration>
    <meta:generator>LibreOffice/6.0.7.3$Linux_X86_64 LibreOffice_project/00m0$Build-3</meta:generator>
    <meta:document-statistic meta:object-count="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